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8be0" officeooo:paragraph-rsid="00088be0"/>
    </style:style>
    <style:style style:name="P2" style:family="paragraph" style:parent-style-name="Standard">
      <style:text-properties officeooo:rsid="000d0695" officeooo:paragraph-rsid="000b3f6c"/>
    </style:style>
    <style:style style:name="P3" style:family="paragraph" style:parent-style-name="Text_20_body">
      <style:paragraph-properties fo:text-align="start" style:justify-single-word="false"/>
      <style:text-properties officeooo:rsid="000d0695" officeooo:paragraph-rsid="00122f6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8a0c" style:font-weight-asian="normal" style:font-weight-complex="normal"/>
    </style:style>
    <style:style style:name="T3" style:family="text">
      <style:text-properties fo:font-weight="normal" officeooo:rsid="00130d05" style:font-weight-asian="normal" style:font-weight-complex="normal"/>
    </style:style>
    <style:style style:name="T4" style:family="text">
      <style:text-properties fo:font-weight="normal" officeooo:rsid="001458c1" style:font-weight-asian="normal" style:font-weight-complex="normal"/>
    </style:style>
    <style:style style:name="T5" style:family="text">
      <style:text-properties fo:font-weight="normal" officeooo:rsid="00168791" style:font-weight-asian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68791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22f62" style:font-style-asian="italic" style:font-weight-asian="normal" style:font-style-complex="italic" style:font-weight-complex="normal"/>
    </style:style>
    <style:style style:name="T1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tyle="normal" fo:font-weight="bold" officeooo:rsid="00168791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officeooo:rsid="00168791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jekt PO </text:span><text:span text:style-name="T2">-</text:span><text:span text:style-name="T1"> Krystian Grabowski<text:line-break/></text:span><text:span text:style-name="T11">Zarządzanie obiektem sportowym</text:span><text:span text:style-name="T1"><text:line-break/><text:line-break/>Spis klas które zawiera program:</text:span></text:p>
      <text:p text:style-name="P3"><text:span text:style-name="T10">-&gt; </text:span><text:span text:style-name="T9">Obiekt_Sportowy<text:line-break/></text:span><text:span text:style-name="T10">-&gt; </text:span><text:span text:style-name="T9">Silownia<text:line-break/></text:span><text:span text:style-name="T10">-&gt; </text:span><text:span text:style-name="T9">Plywalnia<text:line-break/></text:span><text:span text:style-name="T10">-&gt; </text:span><text:span text:style-name="T9">Korty<text:line-break/></text:span><text:span text:style-name="T10">-&gt; </text:span><text:span text:style-name="T9">OpisOb<text:line-break/></text:span><text:span text:style-name="T10">-&gt; </text:span><text:span text:style-name="T9">Człowiek<text:line-break/></text:span><text:span text:style-name="T10">-&gt; </text:span><text:span text:style-name="T9">Pracownicy<text:line-break/></text:span><text:span text:style-name="T10">-&gt; </text:span><text:span text:style-name="T9">Pracownik<text:line-break/></text:span><text:span text:style-name="T10">-&gt; </text:span><text:span text:style-name="T9">Klienci<text:line-break/></text:span><text:span text:style-name="T10">-&gt; </text:span><text:span text:style-name="T9">Klient<text:line-break/></text:span><text:span text:style-name="T10">-&gt; </text:span><text:span text:style-name="T9">DataK<text:line-break/></text:span><text:span text:style-name="T10">-&gt; </text:span><text:span text:style-name="T9">Main</text:span><text:span text:style-name="T1"><text:line-break/><text:line-break/>Celem programu w głównej mierze jest dostarczenie informacji klientowi danego ośrodka sportowego na temat aktualności wykupionego przez niego karnetu. Może też posłużyć jako baza danych (klientów,pracowników).<text:line-break/><text:line-break/>Program zawiera główną klasę </text:span><text:span text:style-name="T8">Obiekt_Sportowy</text:span><text:span text:style-name="T1"> a do niej przypisane dwa obiekty klasy </text:span><text:span text:style-name="T6">Pracownicy</text:span><text:span text:style-name="T1"> i </text:span><text:span text:style-name="T6">Klienci</text:span><text:span text:style-name="T1"> oraz podstawowe dane o obiekcie takie jak np. </text:span><text:span text:style-name="T4">n</text:span><text:span text:style-name="T1">azwa czy adres. </text:span><text:span text:style-name="T3">Wystepują w niej też metody umozliwiajace wypisanie pracowników lub klientow.</text:span><text:span text:style-name="T1"><text:line-break/><text:line-break/>Klasy </text:span><text:span text:style-name="T8">Silownia</text:span><text:span text:style-name="T1">, </text:span><text:span text:style-name="T8">Plywalnia</text:span><text:span text:style-name="T1"> oraz </text:span><text:span text:style-name="T8">Korty</text:span><text:span text:style-name="T1"> dziedziczą z klasy </text:span><text:span text:style-name="T6">Obiekt_Sportowy</text:span><text:span text:style-name="T1"> dodając kilka funkcji m.in. zapis do konkretnego pliku </text:span><text:span text:style-name="T4">(dla roznych rodzajów obiektów są przeznaczpne różne pliki tekstowe)</text:span><text:span text:style-name="T1">. </text:span><text:span text:style-name="T3">W konstruktorze wczytujemy wczesniej zapisane dane.</text:span><text:span text:style-name="T1"><text:line-break/><text:line-break/>Interfejs </text:span><text:span text:style-name="T8">OpisOb</text:span><text:span text:style-name="T1"> posiada metody nazwa oraz kontakt które dla powyższych klas (silownia,plywalnia,korty) udziela informacji o numerze telefonu oraz typie i nazwie obiektu.<text:line-break/><text:line-break/></text:span><text:span text:style-name="T8">DataK</text:span><text:span text:style-name="T1"> przechowuje datę potrzebną do określenia ważności karnetu i ułatwia dostęp do konkretnego </text:span><text:span text:style-name="T5">jej</text:span><text:span text:style-name="T1"> elementu.<text:line-break/><text:line-break/>Klasy </text:span><text:span text:style-name="T8">Pracownicy</text:span><text:span text:style-name="T1"> i </text:span><text:span text:style-name="T8">Klienci</text:span><text:span text:style-name="T1"> przechowują listę z obiektem kolejno </text:span><text:span text:style-name="T8">Pracownik</text:span><text:span text:style-name="T1"> oraz </text:span><text:span text:style-name="T8">Klient</text:span><text:span text:style-name="T1">, które z kolei dostarczają informacji o kliencie/pracowniku oraz dziedziczą one z klasy </text:span><text:span text:style-name="T8">Czlowiek</text:span><text:span text:style-name="T1"> elementy wspólne dla obydwu, czyli np. imie, nazwisko, pesel. Możliwe jest m.in. dodawanie/usuwanie pracowników i klientów z jednoczesną synchronizacją z plikiem tekstowym. Podczas sprawdzania ważności karnetu program pobiera aktualną datę z systemu i porównuje ją z datą ważności karnetu zwracając ilość dni </text:span><text:span text:style-name="T5">pozostałą</text:span><text:span text:style-name="T1"> do jego wygaśnięcia. Można również wydłużyć zakupiony już wcześniej karnet.<text:line-break/><text:line-break/>Klasa </text:span><text:span text:style-name="T6">Klient</text:span><text:span text:style-name="T1"> przechowuje dodatkowo datę zakupu karnetu oraz datę jego wygaśnięcia. </text:span><text:span text:style-name="T3">Ktore mozna pobrac za pomocą metod KarnetP() (data zakupu) oraz KarnetK (data wygaśnięcia).</text:span><text:span text:style-name="T1"><text:line-break/>Natomiast klasa </text:span><text:span text:style-name="T6">Pracownik </text:span><text:span text:style-name="T13">dodaje</text:span><text:span text:style-name="T1"> stanowisko danego człowieka w ośrodku.</text:span></text:p>
      <text:p text:style-name="P2"/>
      <text:p text:style-name="P1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16S</meta:editing-duration>
    <meta:editing-cycles>9</meta:editing-cycles>
    <meta:generator>LibreOffice/5.3.3.2$Windows_X86_64 LibreOffice_project/3d9a8b4b4e538a85e0782bd6c2d430bafe583448</meta:generator>
    <dc:date>2017-06-16T18:24:31.006000000</dc:date>
    <meta:document-statistic meta:table-count="0" meta:image-count="0" meta:object-count="0" meta:page-count="1" meta:paragraph-count="3" meta:word-count="279" meta:character-count="2056" meta:non-whitespace-character-count="1768"/>
    <meta:user-defined meta:name="Info 1"/>
    <meta:user-defined meta:name="Info 2"/>
    <meta:user-defined meta:name="Info 3"/>
    <meta:user-defined meta:name="Info 4"/>
  </office:meta>
</office:document-meta>
</file>